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3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officeooo:paragraph-rsid="0010bbcc"/>
    </style:style>
    <style:style style:name="P3" style:family="paragraph" style:parent-style-name="Standard">
      <style:text-properties style:use-window-font-color="true" style:font-name="Times New Roman" fo:font-size="12pt" officeooo:rsid="000fd234" officeooo:paragraph-rsid="0010311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" style:family="paragraph" style:parent-style-name="Standard">
      <style:text-properties style:use-window-font-color="true" style:font-name="Times New Roman" fo:font-size="12pt" officeooo:rsid="00103117" officeooo:paragraph-rsid="0010311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" style:family="paragraph" style:parent-style-name="Обычный_20__28_веб_29_">
      <style:text-properties officeooo:paragraph-rsid="0009ad7a"/>
    </style:style>
    <style:style style:name="P6" style:family="paragraph" style:parent-style-name="Обычный_20__28_веб_29_">
      <style:text-properties officeooo:paragraph-rsid="000fd234"/>
    </style:style>
    <style:style style:name="P7" style:family="paragraph" style:parent-style-name="Обычный_20__28_веб_29_">
      <style:text-properties officeooo:paragraph-rsid="0010bbcc"/>
    </style:style>
    <style:style style:name="P8" style:family="paragraph" style:parent-style-name="Обычный_20__28_веб_29_">
      <style:text-properties officeooo:paragraph-rsid="0011a0d3"/>
    </style:style>
    <style:style style:name="P9" style:family="paragraph" style:parent-style-name="Обычный_20__28_веб_29_">
      <style:text-properties officeooo:rsid="000fd234"/>
    </style:style>
    <style:style style:name="P10" style:family="paragraph" style:parent-style-name="Обычный_20__28_веб_29_">
      <style:paragraph-properties fo:margin-top="0.494cm" fo:margin-bottom="0.494cm" loext:contextual-spacing="false"/>
    </style:style>
    <style:style style:name="P11" style:family="paragraph" style:parent-style-name="Обычный_20__28_веб_29_">
      <style:paragraph-properties fo:margin-left="1.249cm" fo:margin-right="0cm" fo:text-indent="0cm" style:auto-text-indent="false"/>
    </style:style>
    <style:style style:name="P12" style:family="paragraph" style:parent-style-name="Обычный_20__28_веб_29_">
      <style:paragraph-properties fo:margin-top="0cm" fo:margin-bottom="0cm" loext:contextual-spacing="false"/>
    </style:style>
    <style:style style:name="P13" style:family="paragraph" style:parent-style-name="Обычный_20__28_веб_29_">
      <style:paragraph-properties fo:margin-top="0cm" fo:margin-bottom="0cm" loext:contextual-spacing="false"/>
      <style:text-properties officeooo:paragraph-rsid="000f93d5"/>
    </style:style>
    <style:style style:name="P14" style:family="paragraph" style:parent-style-name="Text_20_body_20_justified" style:master-page-name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style:writing-mode="lr-tb"/>
      <style:text-properties officeooo:paragraph-rsid="0011a0d3"/>
    </style:style>
    <style:style style:name="P15" style:family="paragraph" style:parent-style-name="Text_20_body_20_justifie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officeooo:paragraph-rsid="0011a0d3"/>
    </style:style>
    <style:style style:name="P16" style:family="paragraph" style:parent-style-name="Text_20_body_20_justified" style:master-page-name="">
      <style:paragraph-properties fo:margin-left="0.499cm" fo:margin-right="0cm" fo:text-align="start" style:justify-single-word="false" fo:orphans="2" fo:widows="2" fo:text-indent="-0.499cm" style:auto-text-indent="false" style:page-number="auto" style:writing-mode="lr-tb"/>
      <style:text-properties officeooo:paragraph-rsid="001184df"/>
    </style:style>
    <style:style style:name="P17" style:family="paragraph" style:parent-style-name="Text_20_body_20_justified" style:master-page-name="">
      <style:paragraph-properties fo:margin-left="0.499cm" fo:margin-right="0cm" fo:text-align="start" style:justify-single-word="false" fo:orphans="2" fo:widows="2" fo:text-indent="-0.499cm" style:auto-text-indent="false" style:page-number="auto" style:writing-mode="lr-tb"/>
      <style:text-properties officeooo:rsid="000f00b1"/>
    </style:style>
    <style:style style:name="P18" style:family="paragraph" style:parent-style-name="Text_20_body_20_justified">
      <style:paragraph-properties fo:margin-left="0.499cm" fo:margin-right="0cm" fo:text-align="start" style:justify-single-word="false" fo:orphans="2" fo:widows="2" fo:text-indent="-0.499cm" style:auto-text-indent="false" style:writing-mode="lr-tb"/>
      <style:text-properties officeooo:paragraph-rsid="001184df"/>
    </style:style>
    <style:style style:name="P19" style:family="paragraph" style:parent-style-name="Text_20_body_20_justified">
      <style:paragraph-properties fo:margin-left="0.499cm" fo:margin-right="0cm" fo:text-align="start" style:justify-single-word="false" fo:orphans="2" fo:widows="2" fo:text-indent="-0.499cm" style:auto-text-indent="false" style:writing-mode="lr-tb"/>
      <style:text-properties officeooo:rsid="0012aecc" officeooo:paragraph-rsid="0012aecc"/>
    </style:style>
    <style:style style:name="P20" style:family="paragraph" style:parent-style-name="Text_20_body_20_justified">
      <style:paragraph-properties fo:margin-left="0.499cm" fo:margin-right="0cm" fo:text-align="start" style:justify-single-word="false" fo:orphans="2" fo:widows="2" fo:text-indent="-0.499cm" style:auto-text-indent="false" style:writing-mode="lr-tb"/>
      <style:text-properties officeooo:rsid="000f00b1" officeooo:paragraph-rsid="001184df"/>
    </style:style>
    <style:style style:name="P21" style:family="paragraph" style:parent-style-name="Text_20_body_20_justified">
      <style:paragraph-properties fo:margin-top="0.499cm" fo:margin-bottom="0cm" loext:contextual-spacing="false"/>
      <style:text-properties officeooo:paragraph-rsid="0011a0d3"/>
    </style:style>
    <style:style style:name="P22" style:family="paragraph" style:parent-style-name="Text_20_body_20_justified" style:master-page-name="">
      <style:paragraph-properties fo:margin-top="0.499cm" fo:margin-bottom="0cm" loext:contextual-spacing="false" style:page-number="auto"/>
      <style:text-properties officeooo:paragraph-rsid="0011a0d3"/>
    </style:style>
    <style:style style:name="P23" style:family="paragraph" style:parent-style-name="Text_20_body_20_justified">
      <style:text-properties officeooo:paragraph-rsid="0011a0d3"/>
    </style:style>
    <style:style style:name="P24" style:family="paragraph" style:parent-style-name="Contents_20_Heading">
      <style:text-properties officeooo:rsid="0018d3de" officeooo:paragraph-rsid="0018d3de"/>
    </style:style>
    <style:style style:name="P25" style:family="paragraph" style:parent-style-name="Contents_20_Heading" style:master-page-name="Standard">
      <style:paragraph-properties style:page-number="auto"/>
    </style:style>
    <style:style style:name="P26" style:family="paragraph" style:parent-style-name="Text_20_body">
      <style:text-properties officeooo:paragraph-rsid="0017b0c9"/>
    </style:style>
    <style:style style:name="P27" style:family="paragraph" style:parent-style-name="Text_20_body">
      <style:paragraph-properties fo:break-before="page"/>
      <style:text-properties officeooo:paragraph-rsid="0017b0c9"/>
    </style:style>
    <style:style style:name="P28" style:family="paragraph" style:parent-style-name="Heading_20_2">
      <style:text-properties style:use-window-font-color="true" style:font-name="Times New Roman" fo:font-size="13.5pt" fo:font-weight="bold" style:font-name-asian="Times New Roman" style:font-size-asian="13.5pt" style:language-asian="zh" style:country-asian="CN" style:font-weight-asian="bold" style:font-name-complex="Times New Roman" style:font-size-complex="13.5pt" style:language-complex="ar" style:country-complex="SA" style:font-weight-complex="bold"/>
    </style:style>
    <style:style style:name="P29" style:family="paragraph" style:parent-style-name="Heading_20_2">
      <style:text-properties style:use-window-font-color="true" style:font-name="Times New Roman" fo:font-size="13.5pt" fo:font-weight="bold" officeooo:rsid="00103117" style:font-name-asian="Times New Roman" style:font-size-asian="13.5pt" style:language-asian="zh" style:country-asian="CN" style:font-weight-asian="bold" style:font-name-complex="Times New Roman" style:font-size-complex="13.5pt" style:language-complex="ar" style:country-complex="SA" style:font-weight-complex="bold"/>
    </style:style>
    <style:style style:name="P30" style:family="paragraph" style:parent-style-name="Heading_20_2">
      <style:text-properties style:use-window-font-color="true" style:font-name="Times New Roman" fo:font-size="13.5pt" fo:language="ru" fo:country="RU" fo:font-weight="bold" style:font-name-asian="Times New Roman" style:font-size-asian="13.5pt" style:language-asian="zh" style:country-asian="CN" style:font-weight-asian="bold" style:font-name-complex="Times New Roman" style:font-size-complex="13.5pt" style:language-complex="ar" style:country-complex="SA" style:font-weight-complex="bold"/>
    </style:style>
    <style:style style:name="P31" style:family="paragraph" style:parent-style-name="Heading_20_2">
      <style:text-properties style:use-window-font-color="true" style:font-name="Times New Roman" fo:font-size="13.5pt" fo:language="ru" fo:country="RU" fo:font-weight="bold" officeooo:rsid="00103117" style:font-name-asian="Times New Roman" style:font-size-asian="13.5pt" style:language-asian="zh" style:country-asian="CN" style:font-weight-asian="bold" style:font-name-complex="Times New Roman" style:font-size-complex="13.5pt" style:language-complex="ar" style:country-complex="SA" style:font-weight-complex="bold"/>
    </style:style>
    <style:style style:name="P32" style:family="paragraph" style:parent-style-name="Heading_20_2">
      <style:paragraph-properties fo:text-align="center" style:justify-single-word="false"/>
      <style:text-properties officeooo:paragraph-rsid="0017b0c9"/>
    </style:style>
    <style:style style:name="P33" style:family="paragraph" style:parent-style-name="Heading_20_2" style:master-page-name="">
      <style:paragraph-properties style:page-number="auto" fo:keep-with-next="always"/>
      <style:text-properties style:use-window-font-color="true" style:font-name="Times New Roman" fo:font-size="13.5pt" fo:font-weight="bold" officeooo:rsid="00103117" style:font-name-asian="Times New Roman" style:font-size-asian="13.5pt" style:language-asian="zh" style:country-asian="CN" style:font-weight-asian="bold" style:font-name-complex="Times New Roman" style:font-size-complex="13.5pt" style:language-complex="ar" style:country-complex="SA" style:font-weight-complex="bold"/>
    </style:style>
    <style:style style:name="P34" style:family="paragraph" style:parent-style-name="Heading_20_1">
      <style:text-properties style:use-window-font-color="true" style:font-name="Times New Roman" fo:font-size="18pt" fo:font-weight="bold" style:font-name-asian="Times New Roman" style:font-size-asian="18pt" style:language-asian="zh" style:country-asian="CN" style:font-weight-asian="bold" style:font-name-complex="Times New Roman" style:font-size-complex="18pt" style:language-complex="ar" style:country-complex="SA" style:font-weight-complex="bold"/>
    </style:style>
    <style:style style:name="P35" style:family="paragraph" style:parent-style-name="Heading_20_1">
      <style:text-properties style:use-window-font-color="true" style:font-name="Times New Roman" fo:font-size="18pt" fo:font-weight="bold" style:letter-kerning="true" style:font-name-asian="Times New Roman" style:font-size-asian="18pt" style:language-asian="zh" style:country-asian="CN" style:font-weight-asian="bold" style:font-name-complex="Times New Roman" style:font-size-complex="18pt" style:language-complex="ar" style:country-complex="SA" style:font-weight-complex="bold"/>
    </style:style>
    <style:style style:name="P36" style:family="paragraph" style:parent-style-name="Heading_20_1">
      <style:text-properties style:use-window-font-color="true" style:font-name="Times New Roman" fo:font-size="18pt" fo:language="ru" fo:country="RU" fo:font-weight="bold" style:letter-kerning="true" style:font-name-asian="Times New Roman" style:font-size-asian="18pt" style:language-asian="zh" style:country-asian="CN" style:font-weight-asian="bold" style:font-name-complex="Times New Roman" style:font-size-complex="18pt" style:language-complex="ar" style:country-complex="SA" style:font-weight-complex="bold"/>
    </style:style>
    <style:style style:name="P37" style:family="paragraph" style:parent-style-name="Обычный_20__28_веб_29_" style:list-style-name="">
      <style:paragraph-properties fo:margin-left="0cm" fo:margin-right="0cm" fo:margin-top="0.494cm" fo:margin-bottom="0.494cm" loext:contextual-spacing="false" fo:orphans="2" fo:widows="2" fo:hyphenation-ladder-count="no-limit" fo:text-indent="0cm" style:auto-text-indent="false" style:writing-mode="lr-tb"/>
      <style:text-properties officeooo:paragraph-rsid="0009ad7a" fo:hyphenate="false" fo:hyphenation-remain-char-count="2" fo:hyphenation-push-char-count="2"/>
    </style:style>
    <style:style style:name="P38" style:family="paragraph" style:parent-style-name="Обычный_20__28_веб_29_" style:list-style-name="">
      <style:paragraph-properties fo:margin-top="0cm" fo:margin-bottom="0cm" loext:contextual-spacing="false" fo:orphans="2" fo:widows="2" fo:hyphenation-ladder-count="no-limit" style:writing-mode="lr-tb">
        <style:tab-stops/>
      </style:paragraph-properties>
      <style:text-properties officeooo:rsid="001184df" officeooo:paragraph-rsid="0009ad7a" fo:hyphenate="false" fo:hyphenation-remain-char-count="2" fo:hyphenation-push-char-count="2"/>
    </style:style>
    <style:style style:name="P39" style:family="paragraph" style:parent-style-name="Обычный_20__28_веб_29_" style:list-style-name="">
      <style:paragraph-properties fo:margin-top="0cm" fo:margin-bottom="0cm" loext:contextual-spacing="false" fo:orphans="2" fo:widows="2" fo:hyphenation-ladder-count="no-limit" style:writing-mode="lr-tb">
        <style:tab-stops/>
      </style:paragraph-properties>
      <style:text-properties officeooo:paragraph-rsid="0009ad7a" fo:hyphenate="false" fo:hyphenation-remain-char-count="2" fo:hyphenation-push-char-count="2"/>
    </style:style>
    <style:style style:name="P40" style:family="paragraph" style:parent-style-name="Heading_20_3">
      <style:text-properties style:use-window-font-color="true" style:font-name="Times New Roman" fo:font-size="13.5pt" fo:font-weight="bold" style:font-name-asian="Times New Roman" style:font-size-asian="13.5pt" style:language-asian="zh" style:country-asian="CN" style:font-weight-asian="bold" style:font-name-complex="Times New Roman" style:font-size-complex="13.5pt" style:language-complex="ar" style:country-complex="SA" style:font-weight-complex="bold"/>
    </style:style>
    <style:style style:name="P41" style:family="paragraph" style:parent-style-name="Heading_20_3">
      <style:text-properties style:use-window-font-color="true" style:font-name="Times New Roman" fo:font-size="12pt" fo:font-weight="bold" officeooo:rsid="000f00b1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42" style:family="paragraph" style:parent-style-name="Heading_20_3">
      <style:text-properties style:use-window-font-color="true" style:font-name="Times New Roman" fo:font-size="12pt" fo:language="ru" fo:country="RU" fo:font-weight="bold" officeooo:rsid="000f00b1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43" style:family="paragraph" style:parent-style-name="Heading_20_3">
      <style:paragraph-properties fo:margin-top="0cm" fo:margin-bottom="0.499cm" loext:contextual-spacing="false"/>
      <style:text-properties style:use-window-font-color="true" style:font-name="Times New Roman" fo:font-size="12pt" fo:font-weight="bold" officeooo:rsid="000f00b1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44" style:family="paragraph" style:parent-style-name="Heading_20_3">
      <style:paragraph-properties fo:margin-left="1.199cm" fo:margin-right="0cm" fo:margin-top="0.499cm" fo:margin-bottom="0.499cm" loext:contextual-spacing="false" fo:text-indent="-1.27cm" style:auto-text-indent="false">
        <style:tab-stops/>
      </style:paragraph-properties>
      <style:text-properties style:use-window-font-color="true" style:font-name="Times New Roman" fo:font-size="12pt" fo:font-weight="bold" officeooo:rsid="000f00b1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4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  <style:text-properties officeooo:paragraph-rsid="0017b0c9"/>
    </style:style>
    <style:style style:name="P47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  <style:text-properties officeooo:paragraph-rsid="0017b0c9"/>
    </style:style>
    <style:style style:name="P48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  <style:text-properties officeooo:paragraph-rsid="0017b0c9"/>
    </style:style>
    <style:style style:name="P50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  <style:text-properties officeooo:paragraph-rsid="0017b0c9"/>
    </style:style>
    <style:style style:name="P52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  <style:text-properties officeooo:paragraph-rsid="0017b0c9"/>
    </style:style>
    <style:style style:name="T1" style:family="text">
      <style:text-properties fo:font-size="12pt" officeooo:rsid="000fd234" style:font-size-asian="12pt" style:font-size-complex="12pt"/>
    </style:style>
    <style:style style:name="T2" style:family="text">
      <style:text-properties fo:font-size="12pt" officeooo:rsid="00103117" style:font-size-asian="12pt" style:font-size-complex="12pt"/>
    </style:style>
    <style:style style:name="T3" style:family="text">
      <style:text-properties fo:font-size="12pt" officeooo:rsid="0010bbcc" style:font-size-asian="12pt" style:font-size-complex="12pt"/>
    </style:style>
    <style:style style:name="T4" style:family="text">
      <style:text-properties style:font-weight-complex="bold"/>
    </style:style>
    <style:style style:name="T5" style:family="text">
      <style:text-properties officeooo:rsid="000882a2"/>
    </style:style>
    <style:style style:name="T6" style:family="text">
      <style:text-properties officeooo:rsid="0009ad7a"/>
    </style:style>
    <style:style style:name="T7" style:family="text">
      <style:text-properties officeooo:rsid="000f00b1"/>
    </style:style>
    <style:style style:name="T8" style:family="text">
      <style:text-properties fo:color="#000000" style:font-name="Times New Roman1" fo:font-size="12pt" fo:font-style="normal" fo:font-weight="normal" style:font-size-asian="12pt" style:font-style-asian="normal" style:font-weight-asian="normal"/>
    </style:style>
    <style:style style:name="T9" style:family="text">
      <style:text-properties fo:color="#000000" style:font-name="Times New Roman1" fo:font-size="12pt" fo:font-style="normal" fo:font-weight="normal" officeooo:rsid="000f93d5" style:font-size-asian="12pt" style:font-style-asian="normal" style:font-weight-asian="normal"/>
    </style:style>
    <style:style style:name="T10" style:family="text">
      <style:text-properties officeooo:rsid="000f93d5"/>
    </style:style>
    <style:style style:name="T11" style:family="text">
      <style:text-properties officeooo:rsid="00103117"/>
    </style:style>
    <style:style style:name="T12" style:family="text">
      <style:text-properties officeooo:rsid="0010bbcc"/>
    </style:style>
    <style:style style:name="T13" style:family="text">
      <style:text-properties officeooo:rsid="001184d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b9ec6" style:font-weight-asian="normal" style:font-weight-complex="normal"/>
    </style:style>
    <style:style style:name="T16" style:family="text">
      <style:text-properties fo:font-weight="normal" officeooo:rsid="000c3492" style:font-weight-asian="normal" style:font-weight-complex="normal"/>
    </style:style>
    <style:style style:name="T17" style:family="text">
      <style:text-properties fo:font-weight="normal" officeooo:rsid="000f00b1" style:font-weight-asian="normal" style:font-weight-complex="normal"/>
    </style:style>
    <style:style style:name="T18" style:family="text">
      <style:text-properties fo:font-weight="normal" officeooo:rsid="000d1eb7" style:font-weight-asian="normal" style:font-weight-complex="normal"/>
    </style:style>
    <style:style style:name="T19" style:family="text">
      <style:text-properties fo:font-weight="normal" officeooo:rsid="001184df" style:font-weight-asian="normal" style:font-weight-complex="normal"/>
    </style:style>
    <style:style style:name="T20" style:family="text">
      <style:text-properties fo:font-weight="normal" officeooo:rsid="0012aecc" style:font-weight-asian="normal" style:font-weight-complex="normal"/>
    </style:style>
    <style:style style:name="T21" style:family="text">
      <style:text-properties officeooo:rsid="0011a0d3"/>
    </style:style>
    <style:style style:name="T22" style:family="text">
      <style:text-properties officeooo:rsid="0013e411"/>
    </style:style>
    <style:style style:name="T23" style:family="text">
      <style:text-properties officeooo:rsid="001184df" style:language-asian="zh" style:country-asian="CN" style:language-complex="ar" style:country-complex="SA"/>
    </style:style>
    <style:style style:name="T24" style:family="text">
      <style:text-properties officeooo:rsid="000f00b1" style:language-asian="zh" style:country-asian="CN" style:language-complex="ar" style:country-complex="SA"/>
    </style:style>
    <style:style style:name="T2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86071801144972568" text:style-name="WW8Num1">
        <text:list-item>
          <text:list>
            <text:list-item>
              <text:h text:style-name="P32" text:outline-level="2"><text:bookmark-start text:name="__RefHeading___Toc620_796618928"/>Техническое задание на разработку программы<text:line-break/>"<text:span text:style-name="T22">Беспроводной контроллер датчиков</text:span>"<text:line-break/><text:bookmark-end text:name="__RefHeading___Toc620_796618928"/></text:h>
            </text:list-item>
          </text:list>
        </text:list-item>
      </text:list>
      <text:p text:style-name="P26"/>
      <text:p text:style-name="P26"/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Содержание</text:p>
          </text:index-title>
          <text:p text:style-name="P50"><text:a xlink:type="simple" xlink:href="#__RefHeading___Toc620_796618928" text:style-name="Index_20_Link" text:visited-style-name="Index_20_Link">Техническое задание на разработку программы "Беспроводной контроллер датчиков"<text:tab/>1</text:a></text:p>
          <text:p text:style-name="P50"><text:a xlink:type="simple" xlink:href="#__RefHeading___Toc465_796618928" text:style-name="Index_20_Link" text:visited-style-name="Index_20_Link">1. Введение<text:tab/>1</text:a></text:p>
          <text:p text:style-name="P48"><text:a xlink:type="simple" xlink:href="#__RefHeading___Toc467_796618928" text:style-name="Index_20_Link" text:visited-style-name="Index_20_Link">1.1. Наименование программы<text:tab/>2</text:a></text:p>
          <text:p text:style-name="P48"><text:a xlink:type="simple" xlink:href="#__RefHeading___Toc469_796618928" text:style-name="Index_20_Link" text:visited-style-name="Index_20_Link">1.2. Назначение и область применения<text:tab/>2</text:a></text:p>
          <text:p text:style-name="P45"><text:a xlink:type="simple" xlink:href="#__RefHeading___Toc481_796618928" text:style-name="Index_20_Link" text:visited-style-name="Index_20_Link">2. Требования к программе<text:tab/>2</text:a></text:p>
          <text:p text:style-name="P50"><text:a xlink:type="simple" xlink:href="#__RefHeading___Toc483_796618928" text:style-name="Index_20_Link" text:visited-style-name="Index_20_Link">2.1. Требования к функциональным характеристикам<text:tab/>2</text:a></text:p>
          <text:p text:style-name="P50"><text:a xlink:type="simple" xlink:href="#__RefHeading___Toc485_796618928" text:style-name="Index_20_Link" text:visited-style-name="Index_20_Link">2.2. Требования к надежности<text:tab/>2</text:a></text:p>
          <text:p text:style-name="P48"><text:a xlink:type="simple" xlink:href="#__RefHeading___Toc487_796618928" text:style-name="Index_20_Link" text:visited-style-name="Index_20_Link">2.2.1 Требования к обеспечению надежного функционирования программы<text:tab/>2</text:a></text:p>
          <text:p text:style-name="P48"><text:a xlink:type="simple" xlink:href="#__RefHeading___Toc489_796618928" text:style-name="Index_20_Link" text:visited-style-name="Index_20_Link">2.2.2. Время восстановления после отказа<text:tab/>3</text:a></text:p>
          <text:p text:style-name="P48"><text:a xlink:type="simple" xlink:href="#__RefHeading___Toc726_796618928" text:style-name="Index_20_Link" text:visited-style-name="Index_20_Link">2.2.3. Отказы из-за некорректных действий пользователей системы<text:tab/>3</text:a></text:p>
          <text:p text:style-name="P45"><text:a xlink:type="simple" xlink:href="#__RefHeading___Toc491_796618928" text:style-name="Index_20_Link" text:visited-style-name="Index_20_Link">3. Условия эксплуатации<text:tab/>3</text:a></text:p>
          <text:p text:style-name="P50"><text:a xlink:type="simple" xlink:href="#__RefHeading___Toc493_796618928" text:style-name="Index_20_Link" text:visited-style-name="Index_20_Link">3.1. Климатические условия эксплуатации<text:tab/>3</text:a></text:p>
          <text:p text:style-name="P50"><text:a xlink:type="simple" xlink:href="#__RefHeading___Toc728_796618928" text:style-name="Index_20_Link" text:visited-style-name="Index_20_Link">3.2. Требования к квалификации и численности персонала<text:tab/>3</text:a></text:p>
          <text:p text:style-name="P50"><text:a xlink:type="simple" xlink:href="#__RefHeading___Toc730_796618928" text:style-name="Index_20_Link" text:visited-style-name="Index_20_Link">3.3. Требования к составу и параметрам технических средств.<text:tab/>3</text:a></text:p>
          <text:p text:style-name="P50"><text:a xlink:type="simple" xlink:href="#__RefHeading___Toc495_796618928" text:style-name="Index_20_Link" text:visited-style-name="Index_20_Link">3.4. Требования к информационной и программной совместимости<text:tab/>3</text:a></text:p>
          <text:p text:style-name="P48"><text:a xlink:type="simple" xlink:href="#__RefHeading___Toc497_796618928" text:style-name="Index_20_Link" text:visited-style-name="Index_20_Link">3.4.1. Требования к информационной совместимости.<text:tab/>3</text:a></text:p>
          <text:p text:style-name="P48"><text:a xlink:type="simple" xlink:href="#__RefHeading___Toc499_796618928" text:style-name="Index_20_Link" text:visited-style-name="Index_20_Link">3.4.2. Требования к исходным кодам и языкам программирования<text:tab/>4</text:a></text:p>
          <text:p text:style-name="P48"><text:a xlink:type="simple" xlink:href="#__RefHeading___Toc501_796618928" text:style-name="Index_20_Link" text:visited-style-name="Index_20_Link">3.4.4. Требования к защите информации и программ<text:tab/>4</text:a></text:p>
          <text:p text:style-name="P50"><text:a xlink:type="simple" xlink:href="#__RefHeading___Toc503_796618928" text:style-name="Index_20_Link" text:visited-style-name="Index_20_Link">4. Требования к программной документации<text:tab/>4</text:a></text:p>
          <text:p text:style-name="P50"><text:a xlink:type="simple" xlink:href="#__RefHeading___Toc505_796618928" text:style-name="Index_20_Link" text:visited-style-name="Index_20_Link">4.1. Предварительный состав программной документации<text:tab/>4</text:a></text:p>
          <text:p text:style-name="P45"><text:a xlink:type="simple" xlink:href="#__RefHeading___Toc507_796618928" text:style-name="Index_20_Link" text:visited-style-name="Index_20_Link">5. Технико-экономические показатели<text:tab/>4</text:a></text:p>
          <text:p text:style-name="P50"><text:a xlink:type="simple" xlink:href="#__RefHeading___Toc509_796618928" text:style-name="Index_20_Link" text:visited-style-name="Index_20_Link">5.1. Экономические преимущества разработки<text:tab/>4</text:a></text:p>
          <text:p text:style-name="P45"><text:a xlink:type="simple" xlink:href="#__RefHeading___Toc511_796618928" text:style-name="Index_20_Link" text:visited-style-name="Index_20_Link">6. Стадии и этапы разработки<text:tab/>4</text:a></text:p>
          <text:p text:style-name="P50"><text:a xlink:type="simple" xlink:href="#__RefHeading___Toc513_796618928" text:style-name="Index_20_Link" text:visited-style-name="Index_20_Link">6.1. Стадии разработки<text:tab/>4</text:a></text:p>
          <text:p text:style-name="P50"><text:a xlink:type="simple" xlink:href="#__RefHeading___Toc732_796618928" text:style-name="Index_20_Link" text:visited-style-name="Index_20_Link">6.2. Этапы разработки<text:tab/>4</text:a></text:p>
          <text:p text:style-name="P50"><text:a xlink:type="simple" xlink:href="#__RefHeading___Toc515_796618928" text:style-name="Index_20_Link" text:visited-style-name="Index_20_Link">6.3. Содержание работ по этапам<text:tab/>5</text:a></text:p>
          <text:p text:style-name="P45"><text:a xlink:type="simple" xlink:href="#__RefHeading___Toc622_796618928" text:style-name="Index_20_Link" text:visited-style-name="Index_20_Link">7. Порядок контроля и приемки<text:tab/>5</text:a></text:p>
          <text:p text:style-name="P50"><text:a xlink:type="simple" xlink:href="#__RefHeading___Toc517_796618928" text:style-name="Index_20_Link" text:visited-style-name="Index_20_Link">7.1. Виды испытаний<text:tab/>5</text:a></text:p>
          <text:p text:style-name="P50"><text:a xlink:type="simple" xlink:href="#__RefHeading___Toc519_796618928" text:style-name="Index_20_Link" text:visited-style-name="Index_20_Link">7.2. Общие требования к приемке работы<text:tab/>5</text:a></text:p>
        </text:index-body>
      </text:table-of-content>
      <text:p text:style-name="P26"/>
      <text:p text:style-name="P27"/>
      <text:list xml:id="list141441467165309" text:continue-numbering="true" text:style-name="WW8Num1">
        <text:list-item>
          <text:list>
            <text:list-item>
              <text:h text:style-name="Heading_20_2" text:outline-level="2"><text:bookmark-start text:name="__RefHeading___Toc465_796618928"/><text:span text:style-name="T12">1. </text:span>Введение<text:bookmark-end text:name="__RefHeading___Toc465_796618928"/></text:h>
              <text:list>
                <text:list-item>
                  <text:h text:style-name="Heading_20_3" text:outline-level="3"><text:bookmark-start text:name="__RefHeading___Toc467_796618928"/><text:span text:style-name="T12">1.1. </text:span>Наименование программы <text:bookmark-end text:name="__RefHeading___Toc467_796618928"/></text:h>
                </text:list-item>
              </text:list>
            </text:list-item>
          </text:list>
        </text:list-item>
      </text:list>
      <text:p text:style-name="P5">Наименование программы: "<text:span text:style-name="T5">Беспроводной многофункциональный конроллер датчиков (БКД)</text:span>"</text:p>
      <text:list xml:id="list141441369461457" text:continue-numbering="true" text:style-name="WW8Num1">
        <text:list-item>
          <text:list>
            <text:list-item>
              <text:list>
                <text:list-item>
                  <text:h text:style-name="P40" text:outline-level="3"><text:bookmark-start text:name="__RefHeading___Toc469_796618928"/><text:span text:style-name="T12">1.2. </text:span>Назначение и область применения<text:bookmark-end text:name="__RefHeading___Toc469_796618928"/></text:h>
                </text:list-item>
              </text:list>
            </text:list-item>
          </text:list>
        </text:list-item>
      </text:list>
      <text:h text:style-name="P37" text:outline-level="2"><text:bookmark-start text:name="__RefHeading___Toc471_796618928"/>Программа предназначена для: <text:bookmark-end text:name="__RefHeading___Toc471_796618928"/></text:h>
      <text:h text:style-name="P38" text:outline-level="2"><text:bookmark-start text:name="__RefHeading___Toc473_796618928"/><text:tab/>а. Сбора информации с подключенных датчиков различного назначения<text:bookmark-end text:name="__RefHeading___Toc473_796618928"/></text:h>
      <text:h text:style-name="P38" text:outline-level="2"><text:bookmark-start text:name="__RefHeading___Toc475_796618928"/><text:tab/>б. Временного хранения полученной информации<text:bookmark-end text:name="__RefHeading___Toc475_796618928"/></text:h>
      <text:h text:style-name="P38" text:outline-level="2"><text:bookmark-start text:name="__RefHeading___Toc477_796618928"/><text:tab/>с. Первичной обработки полученной информации.<text:bookmark-end text:name="__RefHeading___Toc477_796618928"/></text:h>
      <text:h text:style-name="P39" text:outline-level="2"><text:bookmark-start text:name="__RefHeading___Toc479_796618928"/><text:span text:style-name="T13"><text:tab/>д. Передачи информации на мобильное устройство водителя-экспедитора по <text:tab/>беспроводному каналу связи (</text:span><text:span text:style-name="T23">Bluetooth</text:span><text:span text:style-name="T13">).</text:span><text:bookmark-end text:name="__RefHeading___Toc479_796618928"/></text:h>
      <text:p text:style-name="Обычный_20__28_веб_29_">Программа <text:span text:style-name="T6">применяется на беспроводном Bluetooth-модуле (BT).</text:span><text:line-break/></text:p>
      <text:list xml:id="list141441504944615" text:continue-numbering="true" text:style-name="WW8Num1">
        <text:list-item>
          <text:h text:style-name="P34" text:outline-level="1"><text:bookmark-start text:name="__RefHeading___Toc481_796618928"/>2. Требования к программе <text:bookmark-end text:name="__RefHeading___Toc481_796618928"/></text:h>
          <text:list>
            <text:list-item>
              <text:h text:style-name="P28" text:outline-level="2"><text:bookmark-start text:name="__RefHeading___Toc483_796618928"/>2.1. Требования к функциональным характеристикам <text:bookmark-end text:name="__RefHeading___Toc483_796618928"/></text:h>
            </text:list-item>
          </text:list>
        </text:list-item>
      </text:list>
      <text:p text:style-name="Text_20_body_20_justified">Программа должна обеспечивать возможность выполнения перечисленных ниже функций:</text:p>
      <text:p text:style-name="P16"><text:span text:style-name="T13">а</text:span><text:span text:style-name="T14">. </text:span><text:span text:style-name="T15">Периодическое получение данных с датчиков температуры, подключенных к BT по каналу I2C.</text:span></text:p>
      <text:p text:style-name="P18"><text:span text:style-name="T19">б</text:span><text:span text:style-name="T15">. Реагирование на пороговые минимальное и максимальное показания датчиков температуры.</text:span></text:p>
      <text:p text:style-name="P18"><text:span text:style-name="T19">в</text:span><text:span text:style-name="T16">. Реагирование на изменение состояния датчиков открытия дверей.</text:span></text:p>
      <text:p text:style-name="P19"><text:span text:style-name="T16">г. </text:span><text:span text:style-name="T14">Периодическое сохранение показаний датчиков в энергонезависимой памяти БКД.</text:span></text:p>
      <text:p text:style-name="P19"><text:span text:style-name="T14">д. У</text:span><text:span text:style-name="T16">ведомление мобильного устройства водителя- экспедитора о наличии </text:span><text:span text:style-name="T14">сохраненных в энергонезависимой памяти </text:span><text:span text:style-name="T16"><text:s/>БК</text:span><text:span text:style-name="T14">Д </text:span><text:span text:style-name="T16">данных с датчиков </text:span><text:span text:style-name="T14">при подключении мобильного устройства к БКД</text:span><text:span text:style-name="T16">.</text:span></text:p>
      <text:p text:style-name="P18"><text:span text:style-name="T20">е</text:span><text:span text:style-name="T14">. </text:span><text:span text:style-name="T16">Периодическое уведомление мобильного устройства водителя- экспедитора о наличии новых данных с датчиков температуры в БК</text:span><text:span text:style-name="T20">Д</text:span><text:span text:style-name="T16">.</text:span></text:p>
      <text:p text:style-name="P18"><text:span text:style-name="T20">ж</text:span><text:span text:style-name="T16">. Периодическое уведомление мобильного устройства водителя- экспедитора о состоянии датчиков дверей.</text:span></text:p>
      <text:p text:style-name="P18"><text:span text:style-name="T20">з</text:span><text:span text:style-name="T16">. Передача запрашиваемой мобильным устройством информации о действующей температуре.</text:span></text:p>
      <text:p text:style-name="P18"><text:span text:style-name="T20">и</text:span><text:span text:style-name="T14">. </text:span><text:span text:style-name="T18">Получение новых данных о пороговых значениях показаний датчиков температуры.</text:span></text:p>
      <text:p text:style-name="P18"><text:span text:style-name="T20">к</text:span><text:span text:style-name="T14">. </text:span><text:span text:style-name="T17">Программирование датчиков температуры.</text:span><text:span text:style-name="T14"><text:line-break/></text:span></text:p>
      <text:list xml:id="list141443073450895" text:continue-numbering="true" text:style-name="WW8Num1">
        <text:list-item>
          <text:list>
            <text:list-item>
              <text:h text:style-name="P28" text:outline-level="2"><text:bookmark-start text:name="__RefHeading___Toc485_796618928"/>2.2. Требования к надежности <text:bookmark-end text:name="__RefHeading___Toc485_796618928"/></text:h>
              <text:list>
                <text:list-item>
                  <text:h text:style-name="P43" text:outline-level="3"><text:bookmark-start text:name="__RefHeading___Toc487_796618928"/>2.2.1 Требования к обеспечению надежного функционирования программы <text:bookmark-end text:name="__RefHeading___Toc487_796618928"/></text:h>
                </text:list-item>
              </text:list>
            </text:list-item>
          </text:list>
        </text:list-item>
      </text:list>
      <text:p text:style-name="P17"><text:soft-page-break/>2.2.1.1. Программа должна сохранять устойчивое функционирование в условиях эксплуатации, указанных в п. 3.</text:p>
      <text:p text:style-name="P20">2.2.1.2. Программа должна сохранять постоянное соединение с мобильным устройством, в случае разрыва соединения переходить в состояние готовности к соединению.</text:p>
      <text:p text:style-name="P18"><text:span text:style-name="T13">2.2.1.3. Программа должна обеспечивать перезагрузку БДК посредством интегрированного сторожевого устройства (</text:span><text:span text:style-name="T24">watchdog</text:span><text:span text:style-name="T7">) в случае зависания программы.</text:span></text:p>
      <text:p text:style-name="P18"><text:span text:style-name="T7">2.2.1.4. </text:span><text:span text:style-name="T8">Программа должна обеспечивать наивысший приоритет для функций оповещения об отключении </text:span><text:span text:style-name="T9">электроэнергии, несанкционированного доступа, несоответствия температуры режиму.</text:span></text:p>
      <text:list xml:id="list141441455804729" text:continue-numbering="true" text:style-name="WW8Num1">
        <text:list-item>
          <text:list>
            <text:list-item>
              <text:list>
                <text:list-item>
                  <text:h text:style-name="P44" text:outline-level="3"><text:bookmark-start text:name="__RefHeading___Toc489_796618928"/>2.2.2. Время восстановления после отказа <text:bookmark-end text:name="__RefHeading___Toc489_796618928"/></text:h>
                </text:list-item>
              </text:list>
            </text:list-item>
          </text:list>
        </text:list-item>
      </text:list>
      <text:p text:style-name="P13">Время восстановления после отказа, вызванного сбоем электропитания технических средств (иными внешними факторами) не должно превышать <text:span text:style-name="T10">7</text:span>-<text:span text:style-name="T10">х</text:span> <text:span text:style-name="T10">секунд</text:span>. <text:span text:style-name="T10">Восстановлением после отказа считается переход в режим ожидания подсоединения</text:span> <text:span text:style-name="T10">мобильного устройства водителя-экспедитора и выполнение функций в соответствии с п. 2.1.</text:span></text:p>
      <text:list xml:id="list141442981774939" text:continue-numbering="true" text:style-name="WW8Num1">
        <text:list-item>
          <text:h text:style-name="P42" text:outline-level="3"><text:bookmark-start text:name="__RefHeading___Toc726_796618928"/>2.2.3. Отказы из-за некорректных действий пользователей системы <text:bookmark-end text:name="__RefHeading___Toc726_796618928"/></text:h>
        </text:list-item>
      </text:list>
      <text:p text:style-name="P12"><text:span text:style-name="T10">Данные получаемые по Bluetooth-каналу от мобильного устройства должны проверяться на соответствие определенному формату. Величины пороговых значений температуры, получаемых от мобильного устройства должны проверяться на соответствие предустановленным предельным</text:span> <text:span text:style-name="T10">значениям. Данные, получаемые от датчиков должны проверяться на соответствие предельным ожидаемым значениям.</text:span></text:p>
      <text:list xml:id="list141441644068307" text:continue-numbering="true" text:style-name="WW8Num1">
        <text:list-item>
          <text:h text:style-name="P35" text:outline-level="1"><text:bookmark-start text:name="__RefHeading___Toc491_796618928"/>3. Условия эксплуатации <text:bookmark-end text:name="__RefHeading___Toc491_796618928"/></text:h>
          <text:list>
            <text:list-item>
              <text:h text:style-name="P28" text:outline-level="2"><text:bookmark-start text:name="__RefHeading___Toc493_796618928"/>3.1. Климатические условия эксплуатации <text:bookmark-end text:name="__RefHeading___Toc493_796618928"/></text:h>
            </text:list-item>
          </text:list>
        </text:list-item>
      </text:list>
      <text:p text:style-name="P6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 </text:p>
      <text:list xml:id="list141442332754657" text:continue-numbering="true" text:style-name="WW8Num1">
        <text:list-item>
          <text:h text:style-name="P30" text:outline-level="2"><text:bookmark-start text:name="__RefHeading___Toc728_796618928"/>3.2. Требования к квалификации и численности персонала <text:bookmark-end text:name="__RefHeading___Toc728_796618928"/></text:h>
        </text:list-item>
      </text:list>
      <text:p text:style-name="P9">Программное обеспечение БДК не требует обслуживания. Смена и обновления программы с целью внесения изменений и улучшений в соответствии с требованиями заказчика производиться квалифицированным и авторизованным производителем программы специалистом. </text:p>
      <text:list xml:id="list141442628884807" text:continue-numbering="true" text:style-name="WW8Num1">
        <text:list-item>
          <text:h text:style-name="P30" text:outline-level="2"><text:bookmark-start text:name="__RefHeading___Toc730_796618928"/>3.3. Требования к составу и параметрам технических средств.<text:bookmark-end text:name="__RefHeading___Toc730_796618928"/></text:h>
        </text:list-item>
      </text:list>
      <text:p text:style-name="P3">В состав технических средств должен входит<text:span text:style-name="T11">ь </text:span></text:p>
      <text:p text:style-name="P4"><text:tab/>а. Микроконтроллер STM32F030K6<text:line-break/><text:tab/>б. Bluetooth-модуль BlueNRG</text:p>
      <text:p text:style-name="P3"><text:tab/><text:span text:style-name="T11">в. Температурные датчики LM75 или аналогичные, подключаемые по шине I2C</text:span></text:p>
      <text:list xml:id="list141442705731929" text:continue-numbering="true" text:style-name="WW8Num1">
        <text:list-item>
          <text:list>
            <text:list-item>
              <text:h text:style-name="P29" text:outline-level="2"><text:bookmark-start text:name="__RefHeading___Toc495_796618928"/>3.4. Требования к информационной и программной совместимости<text:bookmark-end text:name="__RefHeading___Toc495_796618928"/></text:h>
              <text:list>
                <text:list-item>
                  <text:h text:style-name="P41" text:outline-level="3"><text:bookmark-start text:name="__RefHeading___Toc497_796618928"/>3.4.1. Требования к информационной совместимости. <text:bookmark-end text:name="__RefHeading___Toc497_796618928"/></text:h>
                </text:list-item>
              </text:list>
            </text:list-item>
          </text:list>
        </text:list-item>
      </text:list>
      <text:p text:style-name="P7"><text:soft-page-break/><text:span text:style-name="_20_Знак_20_Знак"><text:span text:style-name="T1">Сервисы и характеристики информационной структуры беспроводного канала связи БКД </text:span></text:span><text:span text:style-name="_20_Знак_20_Знак"><text:span text:style-name="T2">с</text:span></text:span><text:span text:style-name="_20_Знак_20_Знак"><text:span text:style-name="T1"> мобильн</text:span></text:span><text:span text:style-name="_20_Знак_20_Знак"><text:span text:style-name="T2">ым</text:span></text:span><text:span text:style-name="_20_Знак_20_Знак"><text:span text:style-name="T1"> устройств</text:span></text:span><text:span text:style-name="_20_Знак_20_Знак"><text:span text:style-name="T2">ом</text:span></text:span><text:span text:style-name="_20_Знак_20_Знак"><text:span text:style-name="T1"> водителя-экспедитора </text:span></text:span><text:span text:style-name="_20_Знак_20_Знак"><text:span text:style-name="T2">должны соответствовать спецификации </text:span></text:span><text:span text:style-name="_20_Знак_20_Знак"><text:span text:style-name="T3">"BLUETOOTH SPECIFICATION Version 4.0".</text:span></text:span></text:p>
      <text:list xml:id="list141441554700947" text:continue-numbering="true" text:style-name="WW8Num1">
        <text:list-item>
          <text:list>
            <text:list-item>
              <text:list>
                <text:list-item>
                  <text:h text:style-name="P41" text:outline-level="3"><text:bookmark-start text:name="__RefHeading___Toc499_796618928"/>3.4.2. Требования к исходным кодам и языкам программирования<text:bookmark-end text:name="__RefHeading___Toc499_796618928"/></text:h>
                </text:list-item>
              </text:list>
            </text:list-item>
          </text:list>
        </text:list-item>
      </text:list>
      <text:p text:style-name="P2">Дополнительные требования не предъявляются.</text:p>
      <text:list xml:id="list141441295834283" text:continue-numbering="true" text:style-name="WW8Num1">
        <text:list-item>
          <text:list>
            <text:list-item>
              <text:list>
                <text:list-item>
                  <text:h text:style-name="P41" text:outline-level="3"><text:bookmark-start text:name="__RefHeading___Toc501_796618928"/>3.4.4. Требования к защите информации и программ<text:bookmark-end text:name="__RefHeading___Toc501_796618928"/></text:h>
                </text:list-item>
              </text:list>
            </text:list-item>
          </text:list>
        </text:list-item>
      </text:list>
      <text:p text:style-name="Standard">Требования к защите информации и программ не предъявляются.</text:p>
      <text:list xml:id="list141443283156006" text:continue-numbering="true" text:style-name="WW8Num1">
        <text:list-item>
          <text:list>
            <text:list-item>
              <text:h text:style-name="Heading_20_2" text:outline-level="2"><text:bookmark-start text:name="__RefHeading___Toc503_796618928"/>4. Требования к программной документации<text:bookmark-end text:name="__RefHeading___Toc503_796618928"/></text:h>
            </text:list-item>
            <text:list-item>
              <text:h text:style-name="P29" text:outline-level="2"><text:bookmark-start text:name="__RefHeading___Toc505_796618928"/>4.1. Предварительный состав программной документации <text:bookmark-end text:name="__RefHeading___Toc505_796618928"/></text:h>
            </text:list-item>
          </text:list>
        </text:list-item>
      </text:list>
      <text:p text:style-name="Standard">Состав программной документации должен включать в себя: <text:line-break/>4.1.1. техническое задание;<text:line-break/>4.1.2. программу и методики испытаний;<text:line-break/>4.1.3. руководство <text:span text:style-name="T12">по смене и обновлению программного обеспечения БКД</text:span>;</text:p>
      <text:list xml:id="list141442834572296" text:continue-numbering="true" text:style-name="WW8Num1">
        <text:list-item>
          <text:h text:style-name="P34" text:outline-level="1"><text:bookmark-start text:name="__RefHeading___Toc507_796618928"/>5. Технико-экономические показатели <text:bookmark-end text:name="__RefHeading___Toc507_796618928"/></text:h>
          <text:list>
            <text:list-item>
              <text:h text:style-name="P29" text:outline-level="2"><text:bookmark-start text:name="__RefHeading___Toc509_796618928"/>5.1. Экономические преимущества разработки<text:bookmark-end text:name="__RefHeading___Toc509_796618928"/></text:h>
            </text:list-item>
          </text:list>
        </text:list-item>
      </text:list>
      <text:p text:style-name="Обычный_20__28_веб_29_">Ориентировочная экономическая эффективность не рассчитываются. Аналогия не проводится ввиду уникальности предъявляемых требований к разработке.</text:p>
      <text:list xml:id="list141442023730333" text:continue-numbering="true" text:style-name="WW8Num1">
        <text:list-item>
          <text:h text:style-name="P35" text:outline-level="1"><text:bookmark-start text:name="__RefHeading___Toc511_796618928"/>6. Стадии и этапы разработки <text:bookmark-end text:name="__RefHeading___Toc511_796618928"/></text:h>
          <text:list>
            <text:list-item>
              <text:h text:style-name="P29" text:outline-level="2"><text:bookmark-start text:name="__RefHeading___Toc513_796618928"/>6.1. Стадии разработки<text:bookmark-end text:name="__RefHeading___Toc513_796618928"/></text:h>
            </text:list-item>
          </text:list>
        </text:list-item>
      </text:list>
      <text:p text:style-name="P8">Разработка должна быть проведена в три стадии: <text:line-break/><text:tab/><text:span text:style-name="T21">1</text:span>. разработка технического задания; <text:line-break/><text:tab/><text:span text:style-name="T21">2</text:span>. рабочее проектирование; <text:line-break/><text:tab/><text:span text:style-name="T21">3</text:span>. внедрение.</text:p>
      <text:list xml:id="list141441981713093" text:continue-numbering="true" text:style-name="WW8Num1">
        <text:list-item>
          <text:h text:style-name="P31" text:outline-level="2"><text:bookmark-start text:name="__RefHeading___Toc732_796618928"/>6.2. Этапы разработки <text:bookmark-end text:name="__RefHeading___Toc732_796618928"/></text:h>
        </text:list-item>
      </text:list>
      <text:p text:style-name="Обычный_20__28_веб_29_">На стадии разработки технического задания должен быть выполнен этап разработки, согласования и утверждения настоящего технического задания. <text:line-break/>На стадии рабочего проектирования должны быть выполнены перечисленные ниже этапы работ:</text:p>
      <text:p text:style-name="P11"><text:span text:style-name="T21">1</text:span>. разработка программы; <text:line-break/><text:span text:style-name="T21">2</text:span>. разработка программной документации; <text:line-break/><text:span text:style-name="T21">3</text:span>. испытания программы.</text:p>
      <text:p text:style-name="Обычный_20__28_веб_29_">На стадии внедрения должен быть выполнен этап разработки <text:span text:style-name="T12">"П</text:span>одготовка и передача программы<text:span text:style-name="T12">"</text:span>.</text:p>
      <text:list xml:id="list141442295581250" text:continue-numbering="true" text:style-name="WW8Num1">
        <text:list-item>
          <text:list>
            <text:list-item>
              <text:h text:style-name="P33" text:outline-level="2"><text:bookmark-start text:name="__RefHeading___Toc515_796618928"/><text:soft-page-break/>6.3. Содержание работ по этапам<text:bookmark-end text:name="__RefHeading___Toc515_796618928"/></text:h>
            </text:list-item>
          </text:list>
        </text:list-item>
      </text:list>
      <text:p text:style-name="P8">На этапе разработки технического задания должны быть выполнены перечисленные ниже работы: </text:p>
      <text:p text:style-name="P23">1. постановка задачи;</text:p>
      <text:p text:style-name="P23"><text:span text:style-name="T4">2. </text:span>определение и уточнение требований к техническим средствам;</text:p>
      <text:p text:style-name="P23">3. определение требований к программе;</text:p>
      <text:p text:style-name="P23">4. определение стадий, этапов и сроков разработки программы и документации на неё;</text:p>
      <text:p text:style-name="P23">5. согласование и утверждение технического задания.</text:p>
      <text:p text:style-name="P22">На этапе разработки программы должна быть выполнена работа по программированию (кодированию) и отладке программы. </text:p>
      <text:p text:style-name="P21">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. </text:p>
      <text:p text:style-name="P21">На этапе испытаний программы должны быть выполнены перечисленные ниже виды работ: </text:p>
      <text:p text:style-name="P14">1. разработка, согласование и утверждение и методики испытаний;</text:p>
      <text:p text:style-name="P15">2. проведение приемо-сдаточных испытаний;</text:p>
      <text:p text:style-name="P15">3. корректировка программы и программной документации по результатам испытаний.</text:p>
      <text:p text:style-name="P21">На этапе подготовки и передачи программы должна быть выполнена работа по подготовке и передаче программы и программной документации в эксплуатацию на объектах Заказчика.</text:p>
      <text:list xml:id="list141442242410633" text:continue-numbering="true" text:style-name="WW8Num1">
        <text:list-item>
          <text:h text:style-name="P36" text:outline-level="1"><text:bookmark-start text:name="__RefHeading___Toc622_796618928"/>7. Порядок контроля и приемки <text:bookmark-end text:name="__RefHeading___Toc622_796618928"/></text:h>
          <text:list>
            <text:list-item>
              <text:h text:style-name="P29" text:outline-level="2"><text:bookmark-start text:name="__RefHeading___Toc517_796618928"/>7.1. Виды испытаний<text:bookmark-end text:name="__RefHeading___Toc517_796618928"/></text:h>
            </text:list-item>
          </text:list>
        </text:list-item>
      </text:list>
      <text:p text:style-name="Обычный_20__28_веб_29_">Приемо-сдаточные испытания должны проводиться на <text:span text:style-name="T12">предварительно согласованном с Заказчиком </text:span>объекте в оговоренные сроки. <text:line-break/>Приемо-сдаточные испытания программы должны проводиться согласно разработанной Исполнителем и согласованной Заказчиком Программы и методик испытаний. <text:line-break/>Ход проведения приемо-сдаточных испытаний Заказчик и Исполнитель документируют в Протоколе проведения испытаний.</text:p>
      <text:list xml:id="list141441756086235" text:continue-numbering="true" text:style-name="WW8Num1">
        <text:list-item>
          <text:list>
            <text:list-item>
              <text:h text:style-name="P29" text:outline-level="2"><text:bookmark-start text:name="__RefHeading___Toc519_796618928"/>7.2. Общие требования к приемке работы <text:bookmark-end text:name="__RefHeading___Toc519_796618928"/></text:h>
            </text:list-item>
          </text:list>
        </text:list-item>
      </text:list>
      <text:p text:style-name="P10">На основании Протокола проведения испытаний Исполнитель совместно с Заказчиком подписывает Акт приемки-сдачи программы в эксплуатац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3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494cm" fo:margin-bottom="0.494cm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margin-top="0.494cm" fo:margin-bottom="0.494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WW8Num1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au_3f_iue" style:display-name="Iau?iue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42_7e_LT_7e_Gliederung_20_1" style:display-name="master-page4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Contents_20_Heading" style:display-name="Contents Heading" style:family="paragraph" style:parent-style-name="Heading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1" style:display-name="Contents 1" style:family="paragraph" style:parent-style-name="Index" style:class="index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_20_Знак_20_Знак1" style:display-name=" Знак Знак1" style:family="text" style:parent-style-name="Основной_20_шрифт_20_абзаца">
      <style:text-properties fo:font-size="18pt" fo:language="ru" fo:country="RU" fo:font-weight="bold" style:font-size-asian="18pt" style:font-weight-asian="bold" style:font-size-complex="18pt" style:language-complex="ar" style:country-complex="SA" style:font-weight-complex="bold"/>
    </style:style>
    <style:style style:name="_20_Знак_20_Знак" style:display-name="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9.092cm" svg:y="0.002cm" svg:width="0.407cm" svg:height="0.972cm" draw:z-index="4"><draw:text-box><text:p text:style-name="Footer"><text:span text:style-name="Page_20_Number"><text:page-number text:select-page="current">5</text:page-number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хническое задание на разработку программы</dc:title>
    <meta:initial-creator>User</meta:initial-creator>
    <meta:creation-date>2010-08-07T23:31:00</meta:creation-date>
    <dc:date>2016-03-10T14:13:48.803553458</dc:date>
    <meta:print-date>2006-09-04T10:08:00</meta:print-date>
    <meta:editing-cycles>8</meta:editing-cycles>
    <meta:editing-duration>PT21H36S</meta:editing-duration>
    <meta:generator>LibreOffice/5.1.1.2$Linux_X86_64 LibreOffice_project/10m0$Build-2</meta:generator>
    <meta:document-statistic meta:table-count="0" meta:image-count="0" meta:object-count="0" meta:page-count="5" meta:paragraph-count="113" meta:word-count="1022" meta:character-count="8516" meta:non-whitespace-character-count="7558"/>
  </office:meta>
</office:document-meta>
</file>